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0.996cm" fo:margin-left="3.503cm" table:align="left"/>
    </style:style>
    <style:style style:name="Tableau1.A" style:family="table-column">
      <style:table-column-properties style:column-width="4.895cm"/>
    </style:style>
    <style:style style:name="Tableau1.B" style:family="table-column">
      <style:table-column-properties style:column-width="6.101cm"/>
    </style:style>
    <style:style style:name="Tableau2" style:family="table">
      <style:table-properties style:width="10.901cm" fo:margin-left="3.609cm" table:align="left"/>
    </style:style>
    <style:style style:name="Tableau2.A" style:family="table-column">
      <style:table-column-properties style:column-width="4.895cm"/>
    </style:style>
    <style:style style:name="Tableau2.B" style:family="table-column">
      <style:table-column-properties style:column-width="6.006cm"/>
    </style:style>
    <style:style style:name="Tableau3" style:family="table">
      <style:table-properties style:width="17.013cm" fo:margin-left="0cm" table:align="left"/>
    </style:style>
    <style:style style:name="Tableau3.A" style:family="table-column">
      <style:table-column-properties style:column-width="0.503cm"/>
    </style:style>
    <style:style style:name="Tableau3.B" style:family="table-column">
      <style:table-column-properties style:column-width="2.593cm"/>
    </style:style>
    <style:style style:name="Tableau3.C" style:family="table-column">
      <style:table-column-properties style:column-width="13.917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4" style:family="table">
      <style:table-properties style:width="17.013cm" fo:margin-left="0cm" table:align="left"/>
    </style:style>
    <style:style style:name="Tableau4.A" style:family="table-column">
      <style:table-column-properties style:column-width="0.503cm"/>
    </style:style>
    <style:style style:name="Tableau4.C" style:family="table-column">
      <style:table-column-properties style:column-width="7.091cm"/>
    </style:style>
    <style:style style:name="Tableau4.D" style:family="table-column">
      <style:table-column-properties style:column-width="8.916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5" style:family="table">
      <style:table-properties style:width="17.013cm" fo:margin-left="0cm" table:align="left"/>
    </style:style>
    <style:style style:name="Tableau5.A" style:family="table-column">
      <style:table-column-properties style:column-width="0.503cm"/>
    </style:style>
    <style:style style:name="Tableau5.C" style:family="table-column">
      <style:table-column-properties style:column-width="0.397cm"/>
    </style:style>
    <style:style style:name="Tableau5.D" style:family="table-column">
      <style:table-column-properties style:column-width="11.589cm"/>
    </style:style>
    <style:style style:name="Tableau5.E" style:family="table-column">
      <style:table-column-properties style:column-width="4.022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6" style:family="table">
      <style:table-properties style:width="17.013cm" fo:margin-left="0cm" table:align="left"/>
    </style:style>
    <style:style style:name="Tableau6.A" style:family="table-column">
      <style:table-column-properties style:column-width="0.503cm"/>
    </style:style>
    <style:style style:name="Tableau6.C" style:family="table-column">
      <style:table-column-properties style:column-width="0.397cm"/>
    </style:style>
    <style:style style:name="Tableau6.E" style:family="table-column">
      <style:table-column-properties style:column-width="15.214cm"/>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7" style:family="table">
      <style:table-properties style:width="17.013cm" fo:margin-left="0cm" table:align="left"/>
    </style:style>
    <style:style style:name="Tableau7.A" style:family="table-column">
      <style:table-column-properties style:column-width="0.503cm"/>
    </style:style>
    <style:style style:name="Tableau7.C" style:family="table-column">
      <style:table-column-properties style:column-width="0.397cm"/>
    </style:style>
    <style:style style:name="Tableau7.E" style:family="table-column">
      <style:table-column-properties style:column-width="15.214cm"/>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3.401cm" style:rel-column-width="13107*"/>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db12" officeooo:paragraph-rsid="000edb12"/>
    </style:style>
    <style:style style:name="P2" style:family="paragraph" style:parent-style-name="Standard">
      <style:paragraph-properties fo:text-align="center" style:justify-single-word="false"/>
      <style:text-properties officeooo:rsid="000edb12" officeooo:paragraph-rsid="000edb12"/>
    </style:style>
    <style:style style:name="P3" style:family="paragraph" style:parent-style-name="Standard">
      <style:text-properties officeooo:rsid="00102ab2" officeooo:paragraph-rsid="00102ab2"/>
    </style:style>
    <style:style style:name="P4" style:family="paragraph" style:parent-style-name="Standard">
      <style:text-properties officeooo:rsid="00102ab2" officeooo:paragraph-rsid="000edb12"/>
    </style:style>
    <style:style style:name="P5" style:family="paragraph" style:parent-style-name="Standard">
      <style:paragraph-properties fo:text-align="center" style:justify-single-word="false"/>
      <style:text-properties officeooo:rsid="0012193c" officeooo:paragraph-rsid="0012193c"/>
    </style:style>
    <style:style style:name="P6" style:family="paragraph" style:parent-style-name="Standard">
      <style:paragraph-properties fo:text-align="start" style:justify-single-word="false"/>
      <style:text-properties officeooo:rsid="0012193c" officeooo:paragraph-rsid="0012193c"/>
    </style:style>
    <style:style style:name="P7" style:family="paragraph" style:parent-style-name="Standard">
      <style:paragraph-properties fo:text-align="start" style:justify-single-word="false"/>
      <style:text-properties officeooo:rsid="00134a2b" officeooo:paragraph-rsid="00134a2b"/>
    </style:style>
    <style:style style:name="P8" style:family="paragraph" style:parent-style-name="Standard">
      <style:paragraph-properties fo:text-align="start" style:justify-single-word="false"/>
      <style:text-properties officeooo:rsid="00134a2b" officeooo:paragraph-rsid="0014ce54"/>
    </style:style>
    <style:style style:name="P9" style:family="paragraph" style:parent-style-name="Standard">
      <style:paragraph-properties fo:text-align="start" style:justify-single-word="false"/>
      <style:text-properties officeooo:rsid="0013616d" officeooo:paragraph-rsid="0013616d"/>
    </style:style>
    <style:style style:name="P10" style:family="paragraph" style:parent-style-name="Standard">
      <style:paragraph-properties fo:text-align="start" style:justify-single-word="false"/>
      <style:text-properties fo:font-style="italic" officeooo:rsid="0014ce54" officeooo:paragraph-rsid="0014ce54" style:font-style-asian="italic" style:font-style-complex="italic"/>
    </style:style>
    <style:style style:name="P11" style:family="paragraph" style:parent-style-name="Standard">
      <style:paragraph-properties fo:text-align="center" style:justify-single-word="false"/>
      <style:text-properties fo:font-style="italic" officeooo:rsid="0014ce54" officeooo:paragraph-rsid="0014ce54" style:font-style-asian="italic" style:font-style-complex="italic"/>
    </style:style>
    <style:style style:name="P12" style:family="paragraph" style:parent-style-name="Standard">
      <style:paragraph-properties fo:text-align="start" style:justify-single-word="false"/>
      <style:text-properties fo:font-style="italic" officeooo:rsid="001520c7" officeooo:paragraph-rsid="001520c7" style:font-style-asian="italic" style:font-style-complex="italic"/>
    </style:style>
    <style:style style:name="P13" style:family="paragraph" style:parent-style-name="Standard">
      <style:paragraph-properties fo:text-align="start" style:justify-single-word="false"/>
      <style:text-properties fo:font-style="italic" officeooo:rsid="001520c7" officeooo:paragraph-rsid="00255fe9" style:font-style-asian="italic" style:font-style-complex="italic"/>
    </style:style>
    <style:style style:name="P14" style:family="paragraph" style:parent-style-name="Standard">
      <style:paragraph-properties fo:text-align="start" style:justify-single-word="false"/>
      <style:text-properties fo:font-style="italic" officeooo:rsid="001520c7" officeooo:paragraph-rsid="0025a3aa" style:font-style-asian="italic" style:font-style-complex="italic"/>
    </style:style>
    <style:style style:name="P15" style:family="paragraph" style:parent-style-name="Standard">
      <style:paragraph-properties fo:text-align="start" style:justify-single-word="false"/>
      <style:text-properties fo:font-style="italic" officeooo:rsid="0013616d" officeooo:paragraph-rsid="0013616d" style:font-style-asian="italic" style:font-style-complex="italic"/>
    </style:style>
    <style:style style:name="P16" style:family="paragraph" style:parent-style-name="Standard">
      <style:paragraph-properties fo:text-align="start" style:justify-single-word="false"/>
      <style:text-properties fo:font-style="italic" officeooo:rsid="0028fe96" officeooo:paragraph-rsid="0028fe96" style:font-style-asian="italic" style:font-style-complex="italic"/>
    </style:style>
    <style:style style:name="P17" style:family="paragraph" style:parent-style-name="Standard">
      <style:paragraph-properties fo:text-align="start" style:justify-single-word="false"/>
      <style:text-properties fo:font-style="italic" officeooo:rsid="002ac5bd" officeooo:paragraph-rsid="002ac5bd" style:font-style-asian="italic" style:font-style-complex="italic"/>
    </style:style>
    <style:style style:name="P18" style:family="paragraph" style:parent-style-name="Standard">
      <style:paragraph-properties fo:text-align="start" style:justify-single-word="false"/>
      <style:text-properties fo:font-style="italic" fo:font-weight="normal" officeooo:rsid="001ba9a6" officeooo:paragraph-rsid="001ba9a6"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tyle="italic" fo:font-weight="normal" officeooo:rsid="001da482" officeooo:paragraph-rsid="001da482"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font-style="normal" officeooo:rsid="001520c7" officeooo:paragraph-rsid="0014ce54" style:font-style-asian="normal" style:font-style-complex="normal"/>
    </style:style>
    <style:style style:name="P21" style:family="paragraph" style:parent-style-name="Standard">
      <style:paragraph-properties fo:text-align="start" style:justify-single-word="false"/>
      <style:text-properties fo:font-style="normal" officeooo:rsid="001520c7" officeooo:paragraph-rsid="001520c7" style:font-style-asian="normal" style:font-style-complex="normal"/>
    </style:style>
    <style:style style:name="P22" style:family="paragraph" style:parent-style-name="Standard">
      <style:paragraph-properties fo:text-align="start" style:justify-single-word="false"/>
      <style:text-properties fo:font-style="normal" officeooo:rsid="001fafe7" officeooo:paragraph-rsid="001fafe7" style:font-style-asian="normal" style:font-style-complex="normal"/>
    </style:style>
    <style:style style:name="P23" style:family="paragraph" style:parent-style-name="Standard">
      <style:paragraph-properties fo:text-align="start" style:justify-single-word="false"/>
      <style:text-properties fo:font-style="normal" officeooo:rsid="00216b01" officeooo:paragraph-rsid="00216b01" style:font-style-asian="normal" style:font-style-complex="normal"/>
    </style:style>
    <style:style style:name="P24" style:family="paragraph" style:parent-style-name="Standard">
      <style:paragraph-properties fo:text-align="start" style:justify-single-word="false"/>
      <style:text-properties fo:font-style="normal" officeooo:rsid="0028fe96" officeooo:paragraph-rsid="0028fe96" style:font-style-asian="normal" style:font-style-complex="normal"/>
    </style:style>
    <style:style style:name="P25" style:family="paragraph" style:parent-style-name="Standard">
      <style:paragraph-properties fo:text-align="start" style:justify-single-word="false"/>
      <style:text-properties fo:font-style="normal" officeooo:rsid="0028fe96" officeooo:paragraph-rsid="001520c7" style:font-style-asian="normal" style:font-style-complex="normal"/>
    </style:style>
    <style:style style:name="P26" style:family="paragraph" style:parent-style-name="Standard">
      <style:paragraph-properties fo:text-align="start" style:justify-single-word="false"/>
      <style:text-properties fo:font-style="normal" officeooo:rsid="001ba9a6" officeooo:paragraph-rsid="0014ce54" style:font-style-asian="normal" style:font-style-complex="normal"/>
    </style:style>
    <style:style style:name="P27" style:family="paragraph" style:parent-style-name="Standard">
      <style:paragraph-properties fo:text-align="start" style:justify-single-word="false"/>
      <style:text-properties fo:font-style="normal" officeooo:rsid="002ac5bd" officeooo:paragraph-rsid="002ac5bd" style:font-style-asian="normal" style:font-style-complex="normal"/>
    </style:style>
    <style:style style:name="P28" style:family="paragraph" style:parent-style-name="Standard">
      <style:paragraph-properties fo:text-align="start" style:justify-single-word="false"/>
      <style:text-properties fo:font-style="normal" officeooo:rsid="00370c2a" officeooo:paragraph-rsid="00370c2a" style:font-style-asian="normal" style:font-style-complex="normal"/>
    </style:style>
    <style:style style:name="P29" style:family="paragraph" style:parent-style-name="Standard">
      <style:paragraph-properties fo:text-align="start" style:justify-single-word="false"/>
      <style:text-properties fo:font-style="normal" officeooo:rsid="002f885d" officeooo:paragraph-rsid="002f885d" style:font-style-asian="normal" style:font-style-complex="normal"/>
    </style:style>
    <style:style style:name="P30" style:family="paragraph" style:parent-style-name="Standard">
      <style:paragraph-properties fo:text-align="start" style:justify-single-word="false"/>
      <style:text-properties fo:font-style="normal" officeooo:rsid="00383597" officeooo:paragraph-rsid="00383597" style:font-style-asian="normal" style:font-style-complex="normal"/>
    </style:style>
    <style:style style:name="P31" style:family="paragraph" style:parent-style-name="Standard">
      <style:paragraph-properties fo:text-align="start" style:justify-single-word="false"/>
      <style:text-properties fo:font-style="normal" officeooo:rsid="0038e3b3" officeooo:paragraph-rsid="0038e3b3" style:font-style-asian="normal" style:font-style-complex="normal"/>
    </style:style>
    <style:style style:name="P32" style:family="paragraph" style:parent-style-name="Standard">
      <style:paragraph-properties fo:text-align="start" style:justify-single-word="false"/>
      <style:text-properties fo:font-style="normal" officeooo:rsid="0039a1aa" officeooo:paragraph-rsid="0039a1aa" style:font-style-asian="normal" style:font-style-complex="normal"/>
    </style:style>
    <style:style style:name="P33" style:family="paragraph" style:parent-style-name="Standard">
      <style:paragraph-properties fo:text-align="start" style:justify-single-word="false"/>
      <style:text-properties fo:font-style="normal" officeooo:rsid="003af9db" officeooo:paragraph-rsid="003af9db" style:font-style-asian="normal" style:font-style-complex="normal"/>
    </style:style>
    <style:style style:name="P34" style:family="paragraph" style:parent-style-name="Standard">
      <style:paragraph-properties fo:text-align="start" style:justify-single-word="false"/>
      <style:text-properties fo:font-style="normal" officeooo:rsid="003cc2dc" officeooo:paragraph-rsid="003cc2dc" style:font-style-asian="normal" style:font-style-complex="normal"/>
    </style:style>
    <style:style style:name="P35" style:family="paragraph" style:parent-style-name="Standard">
      <style:paragraph-properties fo:text-align="start" style:justify-single-word="false"/>
      <style:text-properties fo:font-style="normal" officeooo:rsid="003dc0d6" officeooo:paragraph-rsid="003dc0d6" style:font-style-asian="normal" style:font-style-complex="normal"/>
    </style:style>
    <style:style style:name="P36" style:family="paragraph" style:parent-style-name="Standard">
      <style:paragraph-properties fo:text-align="start" style:justify-single-word="false"/>
      <style:text-properties fo:font-style="normal" officeooo:rsid="003dc0d6" officeooo:paragraph-rsid="005a5e74" style:font-style-asian="normal" style:font-style-complex="normal"/>
    </style:style>
    <style:style style:name="P37" style:family="paragraph" style:parent-style-name="Standard">
      <style:paragraph-properties fo:text-align="start" style:justify-single-word="false"/>
      <style:text-properties fo:font-style="normal" officeooo:rsid="00438da0" officeooo:paragraph-rsid="00438da0" style:font-style-asian="normal" style:font-style-complex="normal"/>
    </style:style>
    <style:style style:name="P38" style:family="paragraph" style:parent-style-name="Standard">
      <style:paragraph-properties fo:text-align="start" style:justify-single-word="false"/>
      <style:text-properties fo:font-style="normal" officeooo:rsid="0041ed99" officeooo:paragraph-rsid="003dc0d6" style:font-style-asian="normal" style:font-style-complex="normal"/>
    </style:style>
    <style:style style:name="P39" style:family="paragraph" style:parent-style-name="Standard">
      <style:paragraph-properties fo:text-align="center" style:justify-single-word="false"/>
      <style:text-properties fo:font-style="normal" officeooo:rsid="004aa6d6" officeooo:paragraph-rsid="004aa6d6" style:font-style-asian="normal" style:font-style-complex="normal"/>
    </style:style>
    <style:style style:name="P40" style:family="paragraph" style:parent-style-name="Standard">
      <style:paragraph-properties fo:text-align="start" style:justify-single-word="false"/>
      <style:text-properties fo:font-style="normal" officeooo:rsid="005a5e74" officeooo:paragraph-rsid="005a5e74" style:font-style-asian="normal" style:font-style-complex="normal"/>
    </style:style>
    <style:style style:name="P41" style:family="paragraph" style:parent-style-name="Standard">
      <style:paragraph-properties fo:text-align="start" style:justify-single-word="false"/>
      <style:text-properties fo:font-style="normal" fo:font-weight="normal" officeooo:rsid="0025a3aa" officeooo:paragraph-rsid="0025a3aa"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255fe9" officeooo:paragraph-rsid="00255fe9"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2ac5bd" officeooo:paragraph-rsid="002ac5bd"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2b5f07" officeooo:paragraph-rsid="002b5f07"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48c1d1" officeooo:paragraph-rsid="0048c1d1" style:font-style-asian="normal" style:font-weight-asian="normal" style:font-style-complex="normal" style:font-weight-complex="normal"/>
    </style:style>
    <style:style style:name="P46" style:family="paragraph" style:parent-style-name="Standard">
      <style:paragraph-properties fo:text-align="center" style:justify-single-word="false"/>
      <style:text-properties fo:font-style="normal" fo:font-weight="normal" officeooo:rsid="0048cf6a" officeooo:paragraph-rsid="0048cf6a"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4aa6d6" officeooo:paragraph-rsid="004aa6d6"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bold" officeooo:rsid="0048c1d1" officeooo:paragraph-rsid="0048c1d1" style:font-style-asian="normal" style:font-weight-asian="bold" style:font-style-complex="normal" style:font-weight-complex="bold"/>
    </style:style>
    <style:style style:name="P49" style:family="paragraph" style:parent-style-name="Standard">
      <style:paragraph-properties fo:text-align="start" style:justify-single-word="false"/>
      <style:text-properties officeooo:rsid="003dc0d6" officeooo:paragraph-rsid="003dc0d6"/>
    </style:style>
    <style:style style:name="P50" style:family="paragraph" style:parent-style-name="Standard">
      <style:paragraph-properties fo:text-align="center" style:justify-single-word="false"/>
      <style:text-properties officeooo:rsid="003e1b8a" officeooo:paragraph-rsid="003e1b8a"/>
    </style:style>
    <style:style style:name="P51" style:family="paragraph" style:parent-style-name="Standard">
      <style:paragraph-properties fo:text-align="center" style:justify-single-word="false"/>
      <style:text-properties officeooo:rsid="003e1b8a" officeooo:paragraph-rsid="000edb12"/>
    </style:style>
    <style:style style:name="P52" style:family="paragraph" style:parent-style-name="Standard">
      <style:paragraph-properties fo:text-align="center" style:justify-single-word="false"/>
      <style:text-properties officeooo:rsid="00400d67" officeooo:paragraph-rsid="00400d67"/>
    </style:style>
    <style:style style:name="P53" style:family="paragraph" style:parent-style-name="Standard">
      <style:paragraph-properties fo:text-align="start" style:justify-single-word="false"/>
      <style:text-properties officeooo:paragraph-rsid="001520c7"/>
    </style:style>
    <style:style style:name="P54" style:family="paragraph" style:parent-style-name="Standard">
      <style:paragraph-properties fo:text-align="start" style:justify-single-word="false"/>
      <style:text-properties officeooo:paragraph-rsid="005a5e74"/>
    </style:style>
    <style:style style:name="P55" style:family="paragraph" style:parent-style-name="Table_20_Contents">
      <style:paragraph-properties fo:text-align="center" style:justify-single-word="false"/>
      <style:text-properties officeooo:rsid="001ec6a3" officeooo:paragraph-rsid="001ec6a3"/>
    </style:style>
    <style:style style:name="P56" style:family="paragraph" style:parent-style-name="Table_20_Contents">
      <style:paragraph-properties fo:text-align="center" style:justify-single-word="false"/>
      <style:text-properties officeooo:rsid="001f30d6" officeooo:paragraph-rsid="001f30d6"/>
    </style:style>
    <style:style style:name="P57" style:family="paragraph" style:parent-style-name="Table_20_Contents">
      <style:paragraph-properties fo:text-align="start" style:justify-single-word="false"/>
    </style:style>
    <style:style style:name="P58" style:family="paragraph" style:parent-style-name="Table_20_Contents">
      <style:paragraph-properties fo:text-align="center" style:justify-single-word="false"/>
      <style:text-properties officeooo:rsid="0048c1d1" officeooo:paragraph-rsid="0048c1d1"/>
    </style:style>
    <style:style style:name="P59" style:family="paragraph" style:parent-style-name="Table_20_Contents">
      <style:paragraph-properties fo:text-align="start" style:justify-single-word="false"/>
      <style:text-properties officeooo:rsid="0048cf6a" officeooo:paragraph-rsid="0048cf6a"/>
    </style:style>
    <style:style style:name="P60" style:family="paragraph" style:parent-style-name="Table_20_Contents">
      <style:paragraph-properties fo:text-align="center" style:justify-single-word="false"/>
      <style:text-properties officeooo:rsid="0048cf6a" officeooo:paragraph-rsid="0048cf6a"/>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paragraph-rsid="004c2be1"/>
    </style:style>
    <style:style style:name="P63" style:family="paragraph" style:parent-style-name="Table_20_Contents">
      <style:paragraph-properties fo:text-align="start" style:justify-single-word="false"/>
      <style:text-properties officeooo:rsid="004aa6d6" officeooo:paragraph-rsid="004aa6d6"/>
    </style:style>
    <style:style style:name="P64" style:family="paragraph" style:parent-style-name="Table_20_Contents">
      <style:paragraph-properties fo:text-align="center" style:justify-single-word="false"/>
      <style:text-properties officeooo:rsid="004aa6d6" officeooo:paragraph-rsid="004aa6d6"/>
    </style:style>
    <style:style style:name="P65" style:family="paragraph" style:parent-style-name="Table_20_Contents">
      <style:paragraph-properties fo:text-align="center" style:justify-single-word="false"/>
      <style:text-properties officeooo:rsid="004ac36a" officeooo:paragraph-rsid="004ac36a"/>
    </style:style>
    <style:style style:name="P66" style:family="paragraph" style:parent-style-name="Table_20_Contents">
      <style:paragraph-properties fo:text-align="center" style:justify-single-word="false"/>
      <style:text-properties fo:font-weight="bold" officeooo:rsid="004ac36a" officeooo:paragraph-rsid="004ac36a" style:font-weight-asian="bold" style:font-weight-complex="bold"/>
    </style:style>
    <style:style style:name="P67" style:family="paragraph" style:parent-style-name="Table_20_Contents">
      <style:paragraph-properties fo:text-align="center" style:justify-single-word="false"/>
      <style:text-properties officeooo:rsid="004ba3d2" officeooo:paragraph-rsid="004ba3d2"/>
    </style:style>
    <style:style style:name="P68" style:family="paragraph" style:parent-style-name="Table_20_Contents">
      <style:paragraph-properties fo:text-align="center" style:justify-single-word="false"/>
      <style:text-properties officeooo:rsid="004c2be1" officeooo:paragraph-rsid="004ba3d2"/>
    </style:style>
    <style:style style:name="P69" style:family="paragraph" style:parent-style-name="Table_20_Contents">
      <style:paragraph-properties fo:text-align="center" style:justify-single-word="false"/>
      <style:text-properties officeooo:rsid="004c2be1" officeooo:paragraph-rsid="004c2be1"/>
    </style:style>
    <style:style style:name="P70" style:family="paragraph" style:parent-style-name="Text_20_body">
      <style:paragraph-properties fo:text-align="start" style:justify-single-word="false"/>
      <style:text-properties officeooo:paragraph-rsid="005b2a71"/>
    </style:style>
    <style:style style:name="P71" style:family="paragraph" style:parent-style-name="Standard" style:list-style-name="L1">
      <style:paragraph-properties fo:text-align="start" style:justify-single-word="false"/>
      <style:text-properties fo:font-style="normal" officeooo:rsid="003af9db" officeooo:paragraph-rsid="003af9db" style:font-style-asian="normal" style:font-style-complex="normal"/>
    </style:style>
    <style:style style:name="P72" style:family="paragraph" style:parent-style-name="Standard" style:list-style-name="L1">
      <style:paragraph-properties fo:text-align="start" style:justify-single-word="false"/>
      <style:text-properties fo:font-style="normal" officeooo:rsid="003cc2dc" officeooo:paragraph-rsid="003cc2dc" style:font-style-asian="normal" style:font-style-complex="normal"/>
    </style:style>
    <style:style style:name="P73" style:family="paragraph" style:parent-style-name="Standard" style:list-style-name="L1">
      <style:paragraph-properties fo:text-align="start" style:justify-single-word="false"/>
      <style:text-properties fo:font-style="normal" officeooo:rsid="003dc0d6" officeooo:paragraph-rsid="003dc0d6" style:font-style-asian="normal" style:font-style-complex="normal"/>
    </style:style>
    <style:style style:name="P74" style:family="paragraph" style:parent-style-name="Standard">
      <style:paragraph-properties fo:text-align="start" style:justify-single-word="false"/>
      <style:text-properties fo:font-style="normal" officeooo:rsid="0063c135" officeooo:paragraph-rsid="0069ac68" style:font-style-asian="normal" style:font-style-complex="normal"/>
    </style:style>
    <style:style style:name="P75" style:family="paragraph" style:parent-style-name="Standard">
      <style:paragraph-properties fo:text-align="start" style:justify-single-word="false"/>
      <style:text-properties fo:font-style="normal" fo:font-weight="bold" officeooo:rsid="004aa6d6" officeooo:paragraph-rsid="004aa6d6" style:font-style-asian="normal" style:font-weight-asian="bold" style:font-style-complex="normal" style:font-weight-complex="bold"/>
    </style:style>
    <style:style style:name="P76" style:family="paragraph" style:parent-style-name="Standard" style:list-style-name="L1">
      <style:paragraph-properties fo:text-align="start" style:justify-single-word="false"/>
      <style:text-properties officeooo:paragraph-rsid="003cc2dc"/>
    </style:style>
    <style:style style:name="P77" style:family="paragraph" style:parent-style-name="Standard">
      <style:paragraph-properties fo:text-align="start" style:justify-single-word="false"/>
      <style:text-properties fo:font-style="italic" officeooo:rsid="001520c7" officeooo:paragraph-rsid="00674119" style:font-style-asian="italic" style:font-style-complex="italic"/>
    </style:style>
    <style:style style:name="T1" style:family="text">
      <style:text-properties officeooo:rsid="0013616d"/>
    </style:style>
    <style:style style:name="T2" style:family="text">
      <style:text-properties fo:font-style="italic" style:font-style-asian="italic" style:font-style-complex="italic"/>
    </style:style>
    <style:style style:name="T3" style:family="text">
      <style:text-properties fo:font-style="italic" officeooo:rsid="001520c7"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13616d" style:font-weight-asian="bold" style:font-weight-complex="bold"/>
    </style:style>
    <style:style style:name="T6" style:family="text">
      <style:text-properties fo:font-weight="bold" officeooo:rsid="0014ce54" style:font-weight-asian="bold" style:font-weight-complex="bold"/>
    </style:style>
    <style:style style:name="T7" style:family="text">
      <style:text-properties fo:font-weight="bold" officeooo:rsid="00222d9a" style:font-weight-asian="bold" style:font-weight-complex="bold"/>
    </style:style>
    <style:style style:name="T8" style:family="text">
      <style:text-properties fo:font-weight="bold" officeooo:rsid="005a5e74" style:font-weight-asian="bold" style:font-weight-complex="bold"/>
    </style:style>
    <style:style style:name="T9" style:family="text">
      <style:text-properties fo:font-weight="bold" officeooo:rsid="0069ac68"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3616d" style:font-weight-asian="normal" style:font-weight-complex="normal"/>
    </style:style>
    <style:style style:name="T12" style:family="text">
      <style:text-properties fo:font-weight="normal" officeooo:rsid="0014ce54" style:font-weight-asian="normal" style:font-weight-complex="normal"/>
    </style:style>
    <style:style style:name="T13" style:family="text">
      <style:text-properties fo:font-weight="normal" officeooo:rsid="0021fce5" style:font-weight-asian="normal" style:font-weight-complex="normal"/>
    </style:style>
    <style:style style:name="T14" style:family="text">
      <style:text-properties fo:font-weight="normal" officeooo:rsid="00222d9a" style:font-weight-asian="normal" style:font-weight-complex="normal"/>
    </style:style>
    <style:style style:name="T15" style:family="text">
      <style:text-properties officeooo:rsid="0014ce54"/>
    </style:style>
    <style:style style:name="T16" style:family="text">
      <style:text-properties fo:font-style="normal" style:font-style-asian="normal" style:font-style-complex="normal"/>
    </style:style>
    <style:style style:name="T17" style:family="text">
      <style:text-properties fo:font-style="normal" officeooo:rsid="001ba9a6" style:font-style-asian="normal" style:font-style-complex="normal"/>
    </style:style>
    <style:style style:name="T18" style:family="text">
      <style:text-properties fo:font-style="normal" officeooo:rsid="001da482" style:font-style-asian="normal" style:font-style-complex="normal"/>
    </style:style>
    <style:style style:name="T19" style:family="text">
      <style:text-properties fo:font-style="normal" officeooo:rsid="001ec6a3" style:font-style-asian="normal" style:font-style-complex="normal"/>
    </style:style>
    <style:style style:name="T20" style:family="text">
      <style:text-properties fo:font-style="normal" officeooo:rsid="002768a8" style:font-style-asian="normal" style:font-style-complex="normal"/>
    </style:style>
    <style:style style:name="T21" style:family="text">
      <style:text-properties fo:font-style="normal" officeooo:rsid="0028fe96" style:font-style-asian="normal" style:font-style-complex="normal"/>
    </style:style>
    <style:style style:name="T22" style:family="text">
      <style:text-properties fo:font-style="normal" officeooo:rsid="003cc2dc" style:font-style-asian="normal" style:font-style-complex="normal"/>
    </style:style>
    <style:style style:name="T23" style:family="text">
      <style:text-properties fo:font-style="normal" officeooo:rsid="003dc0d6" style:font-style-asian="normal" style:font-style-complex="normal"/>
    </style:style>
    <style:style style:name="T24" style:family="text">
      <style:text-properties fo:font-style="normal" officeooo:rsid="0041ed99" style:font-style-asian="normal" style:font-style-complex="normal"/>
    </style:style>
    <style:style style:name="T25" style:family="text">
      <style:text-properties fo:font-style="normal" officeooo:rsid="00438da0" style:font-style-asian="normal" style:font-style-complex="normal"/>
    </style:style>
    <style:style style:name="T26" style:family="text">
      <style:text-properties fo:font-style="normal" officeooo:rsid="005a5e74" style:font-style-asian="normal" style:font-style-complex="normal"/>
    </style:style>
    <style:style style:name="T27" style:family="text">
      <style:text-properties fo:font-style="normal" officeooo:rsid="005e9cac" style:font-style-asian="normal" style:font-style-complex="normal"/>
    </style:style>
    <style:style style:name="T28" style:family="text">
      <style:text-properties fo:font-style="normal" officeooo:rsid="005fe83a" style:font-style-asian="normal" style:font-style-complex="normal"/>
    </style:style>
    <style:style style:name="T29" style:family="text">
      <style:text-properties fo:font-style="normal" officeooo:rsid="00313a12" style:font-style-asian="normal" style:font-style-complex="normal"/>
    </style:style>
    <style:style style:name="T30" style:family="text">
      <style:text-properties fo:font-style="normal" officeooo:rsid="00674119"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1da482" style:font-style-asian="normal" style:font-weight-asian="bold" style:font-style-complex="normal" style:font-weight-complex="bold"/>
    </style:style>
    <style:style style:name="T33" style:family="text">
      <style:text-properties fo:font-style="normal" fo:font-weight="bold" officeooo:rsid="00255fe9" style:font-style-asian="normal" style:font-weight-asian="bold" style:font-style-complex="normal"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255fe9" style:font-style-asian="normal" style:font-weight-asian="normal" style:font-style-complex="normal" style:font-weight-complex="normal"/>
    </style:style>
    <style:style style:name="T36" style:family="text">
      <style:text-properties fo:font-style="normal" fo:font-weight="normal" officeooo:rsid="0025a3aa" style:font-style-asian="normal" style:font-weight-asian="normal" style:font-style-complex="normal" style:font-weight-complex="normal"/>
    </style:style>
    <style:style style:name="T37" style:family="text">
      <style:text-properties officeooo:rsid="001ba9a6"/>
    </style:style>
    <style:style style:name="T38" style:family="text">
      <style:text-properties officeooo:rsid="001f30d6"/>
    </style:style>
    <style:style style:name="T39" style:family="text">
      <style:text-properties officeooo:rsid="00216b01"/>
    </style:style>
    <style:style style:name="T40" style:family="text">
      <style:text-properties officeooo:rsid="0028fe96"/>
    </style:style>
    <style:style style:name="T41" style:family="text">
      <style:text-properties style:text-position="0% 100%" fo:font-style="normal" fo:font-weight="bold" style:font-style-asian="normal" style:font-weight-asian="bold" style:font-style-complex="normal" style:font-weight-complex="bold"/>
    </style:style>
    <style:style style:name="T42" style:family="text">
      <style:text-properties style:text-position="0% 100%" fo:font-style="normal" fo:font-weight="normal" style:font-style-asian="normal" style:font-weight-asian="normal" style:font-style-complex="normal" style:font-weight-complex="normal"/>
    </style:style>
    <style:style style:name="T43" style:family="text">
      <style:text-properties officeooo:rsid="002b5f07"/>
    </style:style>
    <style:style style:name="T44" style:family="text">
      <style:text-properties officeooo:rsid="00313a12"/>
    </style:style>
    <style:style style:name="T45" style:family="text">
      <style:text-properties officeooo:rsid="00372537"/>
    </style:style>
    <style:style style:name="T46" style:family="text">
      <style:text-properties officeooo:rsid="0038e3b3"/>
    </style:style>
    <style:style style:name="T47" style:family="text">
      <style:text-properties officeooo:rsid="0039a1aa"/>
    </style:style>
    <style:style style:name="T48" style:family="text">
      <style:text-properties officeooo:rsid="003e1b8a"/>
    </style:style>
    <style:style style:name="T49" style:family="text">
      <style:text-properties officeooo:rsid="00400d67"/>
    </style:style>
    <style:style style:name="T50" style:family="text">
      <style:text-properties officeooo:rsid="0046783f"/>
    </style:style>
    <style:style style:name="T51" style:family="text">
      <style:text-properties officeooo:rsid="004ba3d2"/>
    </style:style>
    <style:style style:name="T52" style:family="text">
      <style:text-properties officeooo:rsid="004c2be1"/>
    </style:style>
    <style:style style:name="T53" style:family="text">
      <style:text-properties fo:language="fr" fo:country="FR" fo:font-style="normal" officeooo:rsid="00242c0f" style:font-style-asian="normal" style:font-style-complex="normal"/>
    </style:style>
    <style:style style:name="T54" style:family="text">
      <style:text-properties fo:language="fr" fo:country="FR" fo:font-style="normal" officeooo:rsid="005408ff" style:font-style-asian="normal" style:font-style-complex="normal"/>
    </style:style>
    <style:style style:name="T55" style:family="text">
      <style:text-properties officeooo:rsid="00588dbe"/>
    </style:style>
    <style:style style:name="T56" style:family="text">
      <style:text-properties officeooo:rsid="005a5e74"/>
    </style:style>
    <style:style style:name="T57" style:family="text">
      <style:text-properties officeooo:rsid="005b2a71"/>
    </style:style>
    <style:style style:name="T58" style:family="text">
      <style:text-properties officeooo:rsid="005bdc2e"/>
    </style:style>
    <style:style style:name="T59" style:family="text">
      <style:text-properties officeooo:rsid="005c7e4a"/>
    </style:style>
    <style:style style:name="T60" style:family="text">
      <style:text-properties officeooo:rsid="005dea9b"/>
    </style:style>
    <style:style style:name="T61" style:family="text">
      <style:text-properties officeooo:rsid="005fe83a"/>
    </style:style>
    <style:style style:name="T62" style:family="text">
      <style:text-properties officeooo:rsid="006577bf"/>
    </style:style>
    <style:style style:name="T63" style:family="text">
      <style:text-properties officeooo:rsid="00674119"/>
    </style:style>
    <style:style style:name="T64" style:family="text">
      <style:text-properties officeooo:rsid="0069ac68"/>
    </style:style>
    <style:style style:name="T65" style:family="text">
      <style:text-properties officeooo:rsid="006b8db6"/>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text:tab/><text:span text:style-name="T48">2.Fonctionnement et adressage de IPV4</text:span></text:p>
      <text:p text:style-name="P2"/>
      <text:p text:style-name="P50">2.1 Notion de Net-ID &amp; Host-ID</text:p>
      <text:p text:style-name="P50"/>
      <text:p text:style-name="P2"><text:span text:style-name="T48">2.2 M</text:span>asque <text:span text:style-name="T48">de réseau</text:span> <text:span text:style-name="T48">(NETmask)</text:span></text:p>
      <text:p text:style-name="P52">2.2.1 Format du masque</text:p>
      <text:p text:style-name="P52">2.2.2 Calcul de l’adresse réseau &amp; numéro de l’hôte</text:p>
      <text:p text:style-name="P52">2.2.3 Notation CIDR</text:p>
      <text:p text:style-name="P52"/>
      <text:p text:style-name="P50">2.3 Adresse non utiliser</text:p>
      <text:p text:style-name="P50"/>
      <text:p text:style-name="P51">2.4 Type d’<text:span text:style-name="T55">adresse</text:span> (IP public &amp; IP private)</text:p>
      <text:p text:style-name="P2"/>
      <text:p text:style-name="P2"><text:tab/><text:span text:style-name="T48">2.5 Les c</text:span>lasses <text:span text:style-name="T49">d’adresses</text:span></text:p>
      <text:p text:style-name="P2"/>
      <text:p text:style-name="P4"/>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ext:span text:style-name="T15">2. Fonctionnement &amp; Adressage de</text:span> IPV4</text:p>
      <text:p text:style-name="P5"/>
      <text:p text:style-name="P6"/>
      <text:p text:style-name="P7">une adresse ip est un nombre de 32 bits codé sur 4 octets dont 1 octet égal à 8 bits séparés par un point. Souvent cette adresse est écrite avec des valeurs décimales.</text:p>
      <text:p text:style-name="P8">Il est aussi possible de la saisir sous forme binaire quand c’est indispensable. <text:span text:style-name="T15">Chaque nombre étant compris entre </text:span><text:span text:style-name="T6">0 et 255</text:span><text:span text:style-name="T12">. ou en binaire entre </text:span><text:span text:style-name="T6">00000000 </text:span><text:span text:style-name="T12">et </text:span><text:span text:style-name="T6">11111111</text:span><text:span text:style-name="T12">.</text:span></text:p>
      <text:p text:style-name="P8"><text:span text:style-name="T1">Pour un réseau informatique, cette adresse ip est un identifiant unique attribué à chaque interface avec le réseau ip et associé à une machine. Cette adresse est </text:span><text:span text:style-name="T5">unicast </text:span><text:span text:style-name="T11">utiliser comme adresse soucre ou de destination. </text:span><text:span text:style-name="T13">Il faudrait aussi préciser que </text:span><text:span text:style-name="T14">le protocole IPV4 permet aussi l’utilisation des adresses </text:span><text:span text:style-name="T7">multicast et broadcast </text:span><text:span text:style-name="T14">en dehors des adresses </text:span><text:span text:style-name="T7">unicast</text:span><text:span text:style-name="T14">.</text:span></text:p>
      <text:p text:style-name="P7"/>
      <text:p text:style-name="P7"/>
      <text:p text:style-name="P9">Exemple : adresse à valeur décimale : 212.217.0.1 =&gt; correspond sous sa forme binaire à :</text:p>
      <text:p text:style-name="P9"><text:tab/><text:tab/><text:tab/><text:span text:style-name="T2">11010100.11011001.00000000.00000001</text:span></text:p>
      <text:p text:style-name="P15"/>
      <text:p text:style-name="P15"/>
      <text:p text:style-name="P10">2.1 Notion de netid &amp; hostid</text:p>
      <text:p text:style-name="P10"/>
      <text:p text:style-name="P10"><text:span text:style-name="T37">U</text:span><text:span text:style-name="T17">ne adresse ipv4 est la composition de deux partie distinctes :</text:span></text:p>
      <text:p text:style-name="P26"/>
      <text:p text:style-name="P18"><text:span text:style-name="T16"><text:tab/>une première partie de l’adresse qui identifie le réseau</text:span><text:span text:style-name="T18"> communément appeler </text:span><text:span text:style-name="T32">netid , </text:span><text:span text:style-name="T18">elle est la partie gauche de l’adresse et designe le réseau auquel appartient les ordinateurs (hôte).</text:span></text:p>
      <text:p text:style-name="P19"><text:span text:style-name="T16"><text:tab/>Une seconde partie de l’adresse qui identifie le numéro de l’hôte appeler host-ID, elle est la partie droite de l’adresse et désigne l’ensemble des hôtes </text:span><text:span text:style-name="T19">du réseau.</text:span></text:p>
      <text:p text:style-name="P11"/>
      <text:p text:style-name="P11"><text:span text:style-name="T38">&lt;-----------------------4 octects-----</text:span>-------------------------------<text:span text:style-name="T38">&gt;</text:span></text:p>
      <table:table table:name="Tableau1" table:style-name="Tableau1">
        <table:table-column table:style-name="Tableau1.A"/>
        <table:table-column table:style-name="Tableau1.B"/>
        <table:table-row>
          <table:table-cell office:value-type="string">
            <text:p text:style-name="P55">Net ID</text:p>
          </table:table-cell>
          <table:table-cell office:value-type="string">
            <text:p text:style-name="P55">Host ID</text:p>
          </table:table-cell>
        </table:table-row>
      </table:table>
      <text:p text:style-name="P10"/>
      <table:table table:name="Tableau2" table:style-name="Tableau2">
        <table:table-column table:style-name="Tableau2.A"/>
        <table:table-column table:style-name="Tableau2.B"/>
        <table:table-row>
          <table:table-cell office:value-type="string">
            <text:p text:style-name="P56">Identifiant réseau </text:p>
          </table:table-cell>
          <table:table-cell office:value-type="string">
            <text:p text:style-name="P56">Identifiant de l’hôte</text:p>
          </table:table-cell>
        </table:table-row>
      </table:table>
      <text:p text:style-name="P10"/>
      <text:p text:style-name="P22">Pour connaître la limite entre netID et hostID, il faudrait connaître d’abord le masque du réseau que nous introduirons la suite.</text:p>
      <text:p text:style-name="P10"/>
      <text:p text:style-name="P10"><text:span text:style-name="T4">Remarque :</text:span> </text:p>
      <text:p text:style-name="P22"><text:tab/>on distingue alors deux situations <text:span text:style-name="T39">qui peuvent être soit des échanges directes ou indirectes.</text:span></text:p>
      <text:p text:style-name="P23">Les différentes matériels communiquent entre eux dans la mesure qu’ils soient tous sur le même réseau IP(netid). Et peuvent être reliée physqiuement.</text:p>
      <text:p text:style-name="P23">Et en deuxième cas l’échange indirect ou les matériels ne sont pas sur le même réseau, passage obligatoire à travers un routeur pour réaliser une communication externe. <text:s text:c="2"/></text:p>
      <text:p text:style-name="P20"/>
      <text:p text:style-name="P20"/>
      <text:p text:style-name="P12">2.2 Masque de réseau</text:p>
      <text:p text:style-name="P12"/>
      <text:p text:style-name="P53"><text:span text:style-name="T3"><text:tab/></text:span><text:bookmark text:name="result_box"/><text:span text:style-name="T53">Un</text:span><text:span text:style-name="T54">e adresse</text:span><text:span text:style-name="T53"> masque est </text:span><text:span text:style-name="T54">sous forme</text:span><text:span text:style-name="T53"> de 32 bits, </text:span><text:span text:style-name="T54">elle est</text:span><text:span text:style-name="T53"> utilisé pour diviser une adresse IP en sous-réseaux et spécifier les hôtes disponibles du réseau. Dans un masque, deux bits sont toujours affectés automatiquement. Par exemple, dans 255.255.225.0, "0" est l'adresse de réseau assignée. Dans 255.255.255.255, "255" est l'adresse de diffusion attribué. Le 0 et 255 sont toujours assignés et ne peuvent pas être utilisés.</text:span></text:p>
      <text:p text:style-name="P12"/>
      <text:p text:style-name="P12"/>
      <text:p text:style-name="P12">2.2.1 <text:s/>Format du masque</text:p>
      <text:p text:style-name="P12"><text:soft-page-break/></text:p>
      <text:p text:style-name="P13"><text:tab/><text:span text:style-name="T35">il est composée de 32 bits alors même taille qu’un adresse IPV4, dans le masque ont place les bits à « 1 » de manière </text:span><text:span text:style-name="T33">contigus </text:span><text:span text:style-name="T35">et les bits à « 0 » à droite.</text:span></text:p>
      <text:p text:style-name="P42"/>
      <text:p text:style-name="P14"><text:span text:style-name="T35">Exemples : <text:tab/></text:span><text:span text:style-name="T36">11111111.00000000.00000000.00000000<text:tab/>=<text:tab/>255.0.0.0</text:span></text:p>
      <text:p text:style-name="P41"/>
      <text:p text:style-name="P41"><text:tab/><text:tab/>11111111.11111111.11111111.00000000<text:tab/>=<text:tab/>255.255.255.0</text:p>
      <text:p text:style-name="P41"><text:tab/></text:p>
      <text:p text:style-name="P14"><text:span text:style-name="T36"><text:tab/><text:tab/>11110000.00000000.00000000.00000000<text:tab/>=<text:tab/>240.0.0.0</text:span><text:span text:style-name="T35"> </text:span></text:p>
      <text:p text:style-name="P12"/>
      <text:p text:style-name="P41">Exemple invalide :<text:tab/>11111111.01111111.00000000.00000000</text:p>
      <text:p text:style-name="P12"/>
      <text:p text:style-name="P12"/>
      <text:p text:style-name="P12">2.2.2 Calcul de l’adresse réseau <text:span text:style-name="T40">et numéro de l’hôte</text:span></text:p>
      <text:p text:style-name="P12"/>
      <text:p text:style-name="P12"><text:tab/><text:span text:style-name="T20">Pour le calcul d’un adresse réseau on effectue un « ET » logique bit à bit entre le masque de réseau et l’adresse IP. </text:span><text:span text:style-name="T21">Alors on détermine :</text:span></text:p>
      <text:p text:style-name="P25"/>
      <text:p text:style-name="P24">Pour la partie réseau (netid) : on effectue l’opération suivante :</text:p>
      <text:p text:style-name="P16"><text:span text:style-name="T16"><text:tab/>net-id ← adresse IP </text:span><text:span text:style-name="T31">ET (bit à bit)</text:span><text:span text:style-name="T16"> Masque</text:span></text:p>
      <text:p text:style-name="P16"><text:span text:style-name="T16">Exemple : 192.168.52.0 ← 192.168.52.85 <text:s/></text:span><text:span text:style-name="T41">&amp; <text:s/></text:span><text:span text:style-name="T42">255.255.255.0</text:span></text:p>
      <text:p text:style-name="P12"/>
      <text:p text:style-name="P24">Pour la partie hôte (hostid) : on effectue l’opération suivante :</text:p>
      <text:p text:style-name="P24"><text:tab/>host-id ← adresse IP <text:span text:style-name="T4">ET (bit à bit) </text:span><text:span text:style-name="T10">~Masque</text:span></text:p>
      <text:p text:style-name="P24"><text:span text:style-name="T10">Exemple : 0.0.0.85 ← 192.168.52.85 </text:span><text:span text:style-name="T4">&amp;</text:span><text:span text:style-name="T10"> 0.0.0.255</text:span></text:p>
      <text:p text:style-name="P12"/>
      <text:p text:style-name="P17"><text:span text:style-name="T4">Remarque </text:span>: </text:p>
      <text:p text:style-name="P17">De <text:span text:style-name="T16">ce fait on distingue deux adresses particulières parmi tout ceux possible, qui ne doivent jamais être attribué à des machines :</text:span></text:p>
      <text:p text:style-name="P27"/>
      <text:p text:style-name="P17"><text:span text:style-name="T16"><text:tab/> les bits Host-ID sont à «</text:span><text:span text:style-name="T31"> 0 </text:span><text:span text:style-name="T16">» : </text:span><text:span text:style-name="T31">adresse attribue qu’à un réseau.</text:span></text:p>
      <text:p text:style-name="P43">Exemple : 192.168.10.0 / 255.255.255.0<text:tab/>=<text:tab/>192.168.10.00000000</text:p>
      <text:p text:style-name="P43"/>
      <text:p text:style-name="P17"><text:span text:style-name="T34"><text:tab/>les bits Host-ID sont à « </text:span><text:span text:style-name="T31">1</text:span><text:span text:style-name="T34">» : c’est un adresse de </text:span><text:span text:style-name="T31"><text:s/>diffusion (broadcast),</text:span></text:p>
      <text:p text:style-name="P44">Exemple : 172.27.255.255 / 255.255.0.0<text:tab/>=<text:tab/>172.27.1111111.11111111</text:p>
      <text:p text:style-name="P44"/>
      <text:p text:style-name="P44">Donc nous pouvons en déduire que parmi tout les adresses assignable, ces derniers sont des adresses interdites.</text:p>
      <text:p text:style-name="P12"/>
      <text:p text:style-name="P12"/>
      <text:p text:style-name="P77">2.2.3 <text:span text:style-name="T43">Notation CIDR </text:span><text:span text:style-name="T29">(</text:span><text:span text:style-name="T30">C</text:span><text:span text:style-name="T29">lassless </text:span><text:span text:style-name="T30">I</text:span><text:span text:style-name="T29">nter-</text:span><text:span text:style-name="T30">D</text:span><text:span text:style-name="T29">omain </text:span><text:span text:style-name="T30">R</text:span><text:span text:style-name="T29">outing)</text:span></text:p>
      <text:p text:style-name="P12"/>
      <text:p text:style-name="P74">CIDR (RFC 1518 et 4632) l’adressage <text:span text:style-name="T62">hors</text:span> classe <text:span text:style-name="T62">(</text:span>ou sur-adressage<text:span text:style-name="T63">) a été introduit à cause des inconvénients des classes et du sous-adressage puisque en 1993, les adresses de la classe B se trouvent déjà tous user à cause la mauvaise répartition en classe (A,B et C) et du sous-adressage.</text:span></text:p>
      <text:p text:style-name="P74"><text:span text:style-name="T64">De ce fait il fallait trouver une solution temporaire qui est le </text:span><text:span text:style-name="T9">CIDR</text:span><text:span text:style-name="T64"> en attendant l’achèvement et la mise en place de IPV6 avec ses adresses composer sur 16 octets. </text:span></text:p>
      <text:p text:style-name="P21"><text:span text:style-name="T65">Donc ci-dessus nous avons vu que pour connaître l’adresse d’un réseau il faut forcement passé par le masque, avec la notation CIDR qui nous permet de palier aux problèmes d’adressage avec les classes; Donc aucun masque n’est fixé par rapport à une classe. Elle s’écrit avec le numéro du réseau suivi d’un slash et le nombre de bits à 1 (en partant de la gauche) en binaire du masque sous-</text:span><text:soft-page-break/><text:span text:style-name="T65">réseau. De nos jours cette notation est la plus utiliser car les différentes classes utiliser sont devenues <text:s/>obsolètes.</text:span></text:p>
      <text:p text:style-name="P30"/>
      <text:p text:style-name="P28">Exemple : 186.<text:span text:style-name="T45">52</text:span>.0.0/16</text:p>
      <text:p text:style-name="P21"/>
      <text:p text:style-name="P29">Remarque : <text:span text:style-name="T46">cette notation CIDR ne permet pas la construction des masques réseau à trous, alors que c’était possible dans la construction de base de IPV4 mais rarement utilisés car fastidieux la gestion.</text:span></text:p>
      <text:p text:style-name="P31">IPV6 intègre dés sa conception l’écriture et l’agrégation maximale des routes introduites par CIDR. </text:p>
      <text:p text:style-name="P29"/>
      <text:p text:style-name="P29"/>
      <text:p text:style-name="P28">2.<text:span text:style-name="T47">3</text:span> Adresses non utilisées</text:p>
      <text:p text:style-name="P28"/>
      <text:p text:style-name="P32">il existe des adresses non utilisable comme adresse IP pour une machine :</text:p>
      <text:p text:style-name="P32"/>
      <text:list xml:id="list7409678523852764867" text:style-name="L1">
        <text:list-item>
          <text:p text:style-name="P71">les adresses réseaux : qui correspond aux adresses qui ont tous les bits de leur partie hostid à zéro(0)</text:p>
        </text:list-item>
      </text:list>
      <text:p text:style-name="P33"/>
      <text:list xml:id="list173959848008969" text:continue-numbering="true" text:style-name="L1">
        <text:list-item>
          <text:p text:style-name="P71">les adresses de diffusion (broadcast) : qui correspond aux adresses qui ont tous les bits de leur partie hostid à un(1)</text:p>
        </text:list-item>
      </text:list>
      <text:p text:style-name="P33"/>
      <text:list xml:id="list173960991997184" text:continue-numbering="true" text:style-name="L1">
        <text:list-item>
          <text:p text:style-name="P72">0.0.0.0 : utilise par différentes services (table de routage, DHCP) et possède souvent une signification particulières. </text:p>
        </text:list-item>
      </text:list>
      <text:p text:style-name="P34"/>
      <text:list xml:id="list173960220603121" text:continue-numbering="true" text:style-name="L1">
        <text:list-item>
          <text:p text:style-name="P76"><text:span text:style-name="T22">127.X.X.X : désigne l’ordinateur lui-même </text:span><text:span text:style-name="T23">ou dite adresse de bouclage (lookback), 127.0.0.1 pour le localhost</text:span></text:p>
        </text:list-item>
      </text:list>
      <text:p text:style-name="P34"/>
      <text:list xml:id="list173960972725744" text:continue-numbering="true" text:style-name="L1">
        <text:list-item>
          <text:p text:style-name="P73">&gt; à 223.255.255.255 : pour le multicast et la recherche.</text:p>
        </text:list-item>
      </text:list>
      <text:p text:style-name="P35"/>
      <text:p text:style-name="P37">2.4 Type d’<text:span text:style-name="T55">adresse IP (Schéma dans pics sur comment c’est utilisé dans un ensemble de réseau )</text:span></text:p>
      <text:p text:style-name="P35"/>
      <text:p text:style-name="P36"><text:tab/><text:span text:style-name="T56">on distingue deux (2) types d’adresse IP qui sont les adresses IP </text:span><text:span text:style-name="T8">publiques</text:span><text:span text:style-name="T56"> &amp; </text:span><text:span text:style-name="T8">privées :</text:span><text:span text:style-name="T56"> </text:span></text:p>
      <text:p text:style-name="P36"/>
      <text:p text:style-name="P54"><text:span text:style-name="T26">Les adresses IP privées </text:span>Les adresses IP privées <text:span text:style-name="T59">sont représentés par</text:span> toutes les adresses IP de classe A, B et C qu<text:span text:style-name="T59">i sont utilisable dans</text:span> un réseau local (<text:span text:style-name="T59">par exemple le </text:span>LAN) <text:span text:style-name="T59">alors ce qui correspond au</text:span> réseau de votre entreprise ou <text:span text:style-name="T59">celle de votre</text:span> réseau domestique. D’<text:span text:style-name="T59">autre part</text:span>, les adresses IP privées ne <text:span text:style-name="T60">sont</text:span> pas <text:span text:style-name="T60">utilisable</text:span> sur i<text:span text:style-name="T56">nternet </text:span>(car elles ne peuvent pas être routées sur internet), les <text:span text:style-name="T60">machines</text:span> qui les utilisent <text:span text:style-name="T60">ne peuvent être atteint qu’à partir de</text:span> votre réseau local. Les classes A, B et C <text:span text:style-name="T60">ont</text:span> chacune <text:span text:style-name="T60">une correspondance de </text:span>plage d’adresses IP privées à l’intérieur de la plage globale <text:span text:style-name="T57">qui a été définie par la RFC 1918</text:span>. <text:span text:style-name="T58">Mais l’utilisation <text:s/>de celui-ci pour inter-connecter des réseau géante (entreprise) avec des espaces adressage qui se chevauche peut causer des problèmes. Une adresse IP privées est librement paramétrée par l’administrateur du réseau local.</text:span></text:p>
      <text:p text:style-name="P54"/>
      <text:p text:style-name="P54">Les adresses privées de la classe A : <text:span text:style-name="Strong_20_Emphasis">10.0.0.0 à 10.255.255.255</text:span><text:line-break/>Les adresses privées de la classe B : <text:span text:style-name="Strong_20_Emphasis">172.16.0.0 à 172.31.255.255</text:span><text:line-break/>Les adresses privées de la classe C : <text:span text:style-name="Strong_20_Emphasis">192.168.1.0 à 192.168.255.255</text:span></text:p>
      <text:p text:style-name="P40"/>
      <text:p text:style-name="P70"><text:span text:style-name="T27">Alors on vient de voir que les </text:span><text:span text:style-name="T26">adresses IP privées </text:span><text:span text:style-name="T27">sont utilisable uniquement sur des réseaux locaux</text:span><text:span text:style-name="T26">, </text:span><text:span text:style-name="T27">tandis qu’il y a des adresses IP qui ne sont utilisées uniquement que sur internet donc nous pouvons en d</text:span><text:span text:style-name="T28">é</text:span><text:span text:style-name="T27">duir que c’est </text:span><text:span text:style-name="T26">les adresses IP publiques </text:span><text:span text:style-name="T27">non utilisable</text:span><text:span text:style-name="T26"> dans un réseau local. Les routeurs (par exemple : votre box) </text:span><text:span text:style-name="T28">ont </text:span><text:span text:style-name="T26">une adresse IP publique </text:span><text:span text:style-name="T28">du </text:span><text:span text:style-name="T26">côté </text:span><text:span text:style-name="T28">d’</text:span><text:span text:style-name="T26">internet, ce qui </text:span><text:span text:style-name="T28">permet de</text:span><text:span text:style-name="T26"> rend</text:span><text:span text:style-name="T28">re</text:span><text:span text:style-name="T26"> votre box visible sur internet (elle répondra </text:span><text:span text:style-name="T28">certainement</text:span><text:span text:style-name="T26"> au ping). </text:span><text:span text:style-name="T28">De plus</text:span><text:span text:style-name="T26">, </text:span><text:span text:style-name="T28">au moment de vos connexion </text:span><text:soft-page-break/><text:span text:style-name="T28">sur</text:span><text:span text:style-name="T26"> un site web vous utilisez l’adresse publique du serveur web. </text:span><text:span text:style-name="T28">De ce fait u</text:span>ne adresse IP publique est unique dans le monde, ce qui n’est pas le cas <text:span text:style-name="T61">dans le systèmes d’adressage des</text:span> adresses <text:span text:style-name="T61">IP</text:span> privées qui doivent être unique <text:span text:style-name="T61">seulement</text:span> dans un même réseau local mais pas au niveau planétaire étant donné que ces adresses ne peuvent pas être routées sur internet. <text:span text:style-name="T61">Une adresse IP publique est soit acheté ou fournie par la FAI.</text:span></text:p>
      <text:p text:style-name="P70">Les IP publiques représentent toutes les adresses IP des classes A, B et C qui ne font pas partie de la plage d’adresses privées de ces classes ou des exceptions de la classe A <text:span text:style-name="T61">(voir Adresse non utilisé ci-dessus)</text:span>.</text:p>
      <text:p text:style-name="P40"/>
      <text:p text:style-name="P35"/>
      <text:p text:style-name="P49"><text:span text:style-name="T16">2.</text:span><text:span text:style-name="T25">5</text:span><text:span text:style-name="T16"> </text:span><text:span text:style-name="T24">Les classes d’adresses</text:span></text:p>
      <text:p text:style-name="P38"/>
      <text:p text:style-name="P35"><text:tab/><text:span text:style-name="T50">Au début de la création de IPV4, maintes groupes d’adresses ont été définis pour faciliter le routage (ou cheminement) des paquets. Structurée en 5 classes (A,B,C,D,E) selon la valeur du première octet.</text:span></text:p>
      <text:p text:style-name="P35"/>
      <text:p text:style-name="P48">Classe A :</text:p>
      <text:p text:style-name="P45"><text:s/>1 <text:s/>2 <text:s/>3 <text:s/>4 <text:s/>5 <text:s/>6 7 8 9<text:tab/><text:tab/><text:tab/><text:tab/>16 <text:s text:c="2"/>17<text:tab/><text:tab/><text:tab/><text:tab/>24 <text:s/>25<text:tab/><text:tab/><text:tab/> <text:s text:c="2"/>32 </text:p>
      <table:table table:name="Tableau3" table:style-name="Tableau3">
        <table:table-column table:style-name="Tableau3.A"/>
        <table:table-column table:style-name="Tableau3.B"/>
        <table:table-column table:style-name="Tableau3.C"/>
        <table:table-row>
          <table:table-cell table:style-name="Tableau3.A1" office:value-type="string">
            <text:p text:style-name="P57">0</text:p>
          </table:table-cell>
          <table:table-cell table:style-name="Tableau3.A1" office:value-type="string">
            <text:p text:style-name="P58">réseau</text:p>
          </table:table-cell>
          <table:table-cell table:style-name="Tableau3.C1" office:value-type="string">
            <text:p text:style-name="P58">hôte</text:p>
          </table:table-cell>
        </table:table-row>
      </table:table>
      <text:p text:style-name="P48"/>
      <text:p text:style-name="P46">De <text:s text:c="2"/>0.0.0.0<text:tab/>à<text:tab/>127.255.255.255</text:p>
      <text:p text:style-name="P48">classe B :</text:p>
      <text:p text:style-name="P45"/>
      <table:table table:name="Tableau4" table:style-name="Tableau4">
        <table:table-column table:style-name="Tableau4.A" table:number-columns-repeated="2"/>
        <table:table-column table:style-name="Tableau4.C"/>
        <table:table-column table:style-name="Tableau4.D"/>
        <table:table-row>
          <table:table-cell table:style-name="Tableau4.A1" office:value-type="string">
            <text:p text:style-name="P59">1</text:p>
          </table:table-cell>
          <table:table-cell table:style-name="Tableau4.A1" office:value-type="string">
            <text:p text:style-name="P59">0</text:p>
          </table:table-cell>
          <table:table-cell table:style-name="Tableau4.A1" office:value-type="string">
            <text:p text:style-name="P60">réseau</text:p>
          </table:table-cell>
          <table:table-cell table:style-name="Tableau4.D1" office:value-type="string">
            <text:p text:style-name="P60">hôte</text:p>
          </table:table-cell>
        </table:table-row>
      </table:table>
      <text:p text:style-name="P45"/>
      <text:p text:style-name="P46">De <text:s text:c="2"/>128.0.0.0<text:tab/><text:tab/>à<text:tab/>191.255.255.255</text:p>
      <text:p text:style-name="P48">classe C :</text:p>
      <text:p text:style-name="P48"/>
      <table:table table:name="Tableau5" table:style-name="Tableau5">
        <table:table-column table:style-name="Tableau5.A" table:number-columns-repeated="2"/>
        <table:table-column table:style-name="Tableau5.C"/>
        <table:table-column table:style-name="Tableau5.D"/>
        <table:table-column table:style-name="Tableau5.E"/>
        <table:table-row>
          <table:table-cell table:style-name="Tableau5.A1" office:value-type="string">
            <text:p text:style-name="P59">1</text:p>
          </table:table-cell>
          <table:table-cell table:style-name="Tableau5.A1" office:value-type="string">
            <text:p text:style-name="P59">1</text:p>
          </table:table-cell>
          <table:table-cell table:style-name="Tableau5.A1" office:value-type="string">
            <text:p text:style-name="P59">0</text:p>
          </table:table-cell>
          <table:table-cell table:style-name="Tableau5.A1" office:value-type="string">
            <text:p text:style-name="P60">réseau</text:p>
          </table:table-cell>
          <table:table-cell table:style-name="Tableau5.E1" office:value-type="string">
            <text:p text:style-name="P60">hôte</text:p>
          </table:table-cell>
        </table:table-row>
      </table:table>
      <text:p text:style-name="P46">De <text:s text:c="2"/>192.0.0.0<text:tab/><text:tab/>à<text:tab/>223.255.255.255</text:p>
      <text:p text:style-name="P48">classe D :</text:p>
      <text:p text:style-name="P48"/>
      <table:table table:name="Tableau6" table:style-name="Tableau6">
        <table:table-column table:style-name="Tableau6.A" table:number-columns-repeated="2"/>
        <table:table-column table:style-name="Tableau6.C" table:number-columns-repeated="2"/>
        <table:table-column table:style-name="Tableau6.E"/>
        <table:table-row>
          <table:table-cell table:style-name="Tableau6.A1" office:value-type="string">
            <text:p text:style-name="P59">1</text:p>
          </table:table-cell>
          <table:table-cell table:style-name="Tableau6.A1" office:value-type="string">
            <text:p text:style-name="P59">1</text:p>
          </table:table-cell>
          <table:table-cell table:style-name="Tableau6.A1" office:value-type="string">
            <text:p text:style-name="P59">1</text:p>
          </table:table-cell>
          <table:table-cell table:style-name="Tableau6.A1" office:value-type="string">
            <text:p text:style-name="P59">0</text:p>
          </table:table-cell>
          <table:table-cell table:style-name="Tableau6.E1" office:value-type="string">
            <text:p text:style-name="P60">28 bits d’adresses multipoints : multicast</text:p>
          </table:table-cell>
        </table:table-row>
      </table:table>
      <text:p text:style-name="P45"/>
      <text:p text:style-name="P46">De 224.0.0.0<text:tab/><text:tab/>à<text:tab/>239.255.255.255</text:p>
      <text:p text:style-name="P48">classe E :</text:p>
      <text:p text:style-name="P35"/>
      <table:table table:name="Tableau7" table:style-name="Tableau7">
        <table:table-column table:style-name="Tableau7.A" table:number-columns-repeated="2"/>
        <table:table-column table:style-name="Tableau7.C" table:number-columns-repeated="2"/>
        <table:table-column table:style-name="Tableau7.E"/>
        <table:table-row>
          <table:table-cell table:style-name="Tableau7.A1" office:value-type="string">
            <text:p text:style-name="P63">1</text:p>
          </table:table-cell>
          <table:table-cell table:style-name="Tableau7.A1" office:value-type="string">
            <text:p text:style-name="P63">1</text:p>
          </table:table-cell>
          <table:table-cell table:style-name="Tableau7.A1" office:value-type="string">
            <text:p text:style-name="P63">1</text:p>
          </table:table-cell>
          <table:table-cell table:style-name="Tableau7.A1" office:value-type="string">
            <text:p text:style-name="P63">1</text:p>
          </table:table-cell>
          <table:table-cell table:style-name="Tableau7.E1" office:value-type="string">
            <text:p text:style-name="P64">28 bits d’adresses expérimentales : résevé</text:p>
          </table:table-cell>
        </table:table-row>
      </table:table>
      <text:p text:style-name="P35"/>
      <text:p text:style-name="P39">De <text:s/>240.0.0.0<text:tab/><text:tab/>à<text:tab/>255.255.255.255</text:p>
      <text:p text:style-name="P39"/>
      <text:p text:style-name="P39"/>
      <text:p text:style-name="P39"/>
      <text:p text:style-name="P39"/>
      <text:p text:style-name="P39"/>
      <text:p text:style-name="P39"/>
      <text:p text:style-name="P39"/>
      <text:p text:style-name="P39"/>
      <text:p text:style-name="P39"><text:soft-page-break/></text:p>
      <text:p text:style-name="P39"/>
      <text:p text:style-name="P75">tableau récapitulatif :</text:p>
      <text:p text:style-name="P75"/>
      <text:p text:style-name="P75"/>
      <table:table table:name="Tableau8" table:style-name="Tableau8">
        <table:table-column table:style-name="Tableau8.A" table:number-columns-repeated="5"/>
        <table:table-row>
          <table:table-cell table:style-name="Tableau8.A1" office:value-type="string">
            <text:p text:style-name="P66">Classe</text:p>
          </table:table-cell>
          <table:table-cell table:style-name="Tableau8.A1" office:value-type="string">
            <text:p text:style-name="P66">Masque réseau</text:p>
          </table:table-cell>
          <table:table-cell table:style-name="Tableau8.A1" office:value-type="string">
            <text:p text:style-name="P66">Adresse réseau</text:p>
          </table:table-cell>
          <table:table-cell table:style-name="Tableau8.A1" office:value-type="string">
            <text:p text:style-name="P66">Nombre de réseaux</text:p>
          </table:table-cell>
          <table:table-cell table:style-name="Tableau8.E1" office:value-type="string">
            <text:p text:style-name="P66">Nombre d’hôtes par réseau</text:p>
          </table:table-cell>
        </table:table-row>
        <table:table-row>
          <table:table-cell table:style-name="Tableau8.A2" office:value-type="string">
            <text:p text:style-name="P65">A</text:p>
          </table:table-cell>
          <table:table-cell table:style-name="Tableau8.A2" office:value-type="string">
            <text:p text:style-name="P65">255.0.0.0</text:p>
          </table:table-cell>
          <table:table-cell table:style-name="Tableau8.A2" office:value-type="string">
            <text:p text:style-name="P65">0.0.0.0</text:p>
            <text:p text:style-name="P65">-</text:p>
            <text:p text:style-name="P67">127.255.255.255</text:p>
          </table:table-cell>
          <table:table-cell table:style-name="Tableau8.A2" office:value-type="string">
            <text:p text:style-name="P67"><draw:frame draw:style-name="fr1" draw:name="Objet1" text:anchor-type="as-char" svg:y="-0.437cm" svg:width="0.545cm" svg:height="0.527cm" draw:z-index="0"><draw:object xlink:href="./Object 1" xlink:type="simple" xlink:show="embed" xlink:actuate="onLoad"/><draw:image xlink:href="./ObjectReplacements/Object 1" xlink:type="simple" xlink:show="embed" xlink:actuate="onLoad"/></draw:frame>-2</text:p>
            <text:p text:style-name="P67">=</text:p>
            <text:p text:style-name="P67">126</text:p>
          </table:table-cell>
          <table:table-cell table:style-name="Tableau8.E2" office:value-type="string">
            <text:p text:style-name="P61"><draw:frame draw:style-name="fr1" draw:name="Objet2" text:anchor-type="as-char" svg:y="-0.437cm" svg:width="0.677cm" svg:height="0.527cm" draw:z-index="1"><draw:object xlink:href="./Object 2" xlink:type="simple" xlink:show="embed" xlink:actuate="onLoad"/><draw:image xlink:href="./ObjectReplacements/Object 2" xlink:type="simple" xlink:show="embed" xlink:actuate="onLoad"/></draw:frame>-<text:span text:style-name="T51">2</text:span></text:p>
            <text:p text:style-name="P67">=</text:p>
            <text:p text:style-name="P67">16 777 214</text:p>
          </table:table-cell>
        </table:table-row>
        <table:table-row>
          <table:table-cell table:style-name="Tableau8.A2" office:value-type="string">
            <text:p text:style-name="P65">B</text:p>
          </table:table-cell>
          <table:table-cell table:style-name="Tableau8.A2" office:value-type="string">
            <text:p text:style-name="P67">255.255.0.0</text:p>
          </table:table-cell>
          <table:table-cell table:style-name="Tableau8.A2" office:value-type="string">
            <text:p text:style-name="P67">128.0.0.0</text:p>
            <text:p text:style-name="P67">-</text:p>
            <text:p text:style-name="P67">191.255.255.255</text:p>
          </table:table-cell>
          <table:table-cell table:style-name="Tableau8.A2" office:value-type="string">
            <text:p text:style-name="P61"><draw:frame draw:style-name="fr1" draw:name="Objet3" text:anchor-type="as-char" svg:y="-0.437cm" svg:width="0.676cm" svg:height="0.527cm" draw:z-index="2"><draw:object xlink:href="./Object 3" xlink:type="simple" xlink:show="embed" xlink:actuate="onLoad"/><draw:image xlink:href="./ObjectReplacements/Object 3" xlink:type="simple" xlink:show="embed" xlink:actuate="onLoad"/></draw:frame></text:p>
            <text:p text:style-name="P67">=</text:p>
            <text:p text:style-name="P68">16 384</text:p>
          </table:table-cell>
          <table:table-cell table:style-name="Tableau8.E2" office:value-type="string">
            <text:p text:style-name="P62"><draw:frame draw:style-name="fr1" draw:name="Objet5" text:anchor-type="as-char" svg:y="-0.437cm" svg:width="0.672cm" svg:height="0.527cm" draw:z-index="4"><draw:object xlink:href="./Object 5" xlink:type="simple" xlink:show="embed" xlink:actuate="onLoad"/><draw:image xlink:href="./ObjectReplacements/Object 5" xlink:type="simple" xlink:show="embed" xlink:actuate="onLoad"/></draw:frame>- <text:span text:style-name="T52">2</text:span></text:p>
            <text:p text:style-name="P69">=</text:p>
            <text:p text:style-name="P69">65 534</text:p>
          </table:table-cell>
        </table:table-row>
        <table:table-row>
          <table:table-cell table:style-name="Tableau8.A2" office:value-type="string">
            <text:p text:style-name="P65">C</text:p>
          </table:table-cell>
          <table:table-cell table:style-name="Tableau8.A2" office:value-type="string">
            <text:p text:style-name="P67">255.255.255.0</text:p>
          </table:table-cell>
          <table:table-cell table:style-name="Tableau8.A2" office:value-type="string">
            <text:p text:style-name="P67">192.0.0.0</text:p>
            <text:p text:style-name="P67">-</text:p>
            <text:p text:style-name="P67">223.255.255.255</text:p>
          </table:table-cell>
          <table:table-cell table:style-name="Tableau8.A2" office:value-type="string">
            <text:p text:style-name="P61"><draw:frame draw:style-name="fr1" draw:name="Objet4" text:anchor-type="as-char" svg:y="-0.437cm" svg:width="0.667cm" svg:height="0.527cm" draw:z-index="3"><draw:object xlink:href="./Object 4" xlink:type="simple" xlink:show="embed" xlink:actuate="onLoad"/><draw:image xlink:href="./ObjectReplacements/Object 4" xlink:type="simple" xlink:show="embed" xlink:actuate="onLoad"/></draw:frame></text:p>
            <text:p text:style-name="P69">=</text:p>
            <text:p text:style-name="P69">2 097 152</text:p>
          </table:table-cell>
          <table:table-cell table:style-name="Tableau8.E2" office:value-type="string">
            <text:p text:style-name="P61"><draw:frame draw:style-name="fr1" draw:name="Objet6" text:anchor-type="as-char" svg:y="-0.437cm" svg:width="0.547cm" svg:height="0.527cm" draw:z-index="5"><draw:object xlink:href="./Object 6" xlink:type="simple" xlink:show="embed" xlink:actuate="onLoad"/><draw:image xlink:href="./ObjectReplacements/Object 6" xlink:type="simple" xlink:show="embed" xlink:actuate="onLoad"/></draw:frame>- <text:span text:style-name="T52">2</text:span></text:p>
            <text:p text:style-name="P69">=</text:p>
            <text:p text:style-name="P69">254</text:p>
          </table:table-cell>
        </table:table-row>
        <table:table-row>
          <table:table-cell table:style-name="Tableau8.A2" office:value-type="string">
            <text:p text:style-name="P65">D</text:p>
          </table:table-cell>
          <table:table-cell table:style-name="Tableau8.A2" office:value-type="string">
            <text:p text:style-name="P67"/>
            <text:p text:style-name="P67">240.0.0.0</text:p>
          </table:table-cell>
          <table:table-cell table:style-name="Tableau8.A2" office:value-type="string">
            <text:p text:style-name="P67">224.0.0.0</text:p>
            <text:p text:style-name="P67">-</text:p>
            <text:p text:style-name="P67">239.255.255.255</text:p>
          </table:table-cell>
          <table:table-cell table:style-name="Tableau8.A2" office:value-type="string">
            <text:p text:style-name="P61"/>
            <text:p text:style-name="P67">Adresse unique</text:p>
          </table:table-cell>
          <table:table-cell table:style-name="Tableau8.E2" office:value-type="string">
            <text:p text:style-name="P61"/>
            <text:p text:style-name="P69">Adresse unique</text:p>
          </table:table-cell>
        </table:table-row>
        <table:table-row>
          <table:table-cell table:style-name="Tableau8.A2" office:value-type="string">
            <text:p text:style-name="P65">E</text:p>
          </table:table-cell>
          <table:table-cell table:style-name="Tableau8.A2" office:value-type="string">
            <text:p text:style-name="P67"/>
            <text:p text:style-name="P67">Non défini</text:p>
          </table:table-cell>
          <table:table-cell table:style-name="Tableau8.A2" office:value-type="string">
            <text:p text:style-name="P67">240.0.0.0</text:p>
            <text:p text:style-name="P67">-</text:p>
            <text:p text:style-name="P67">255.255.255.255</text:p>
          </table:table-cell>
          <table:table-cell table:style-name="Tableau8.A2" office:value-type="string">
            <text:p text:style-name="P61"/>
            <text:p text:style-name="P67">Adresse unique</text:p>
          </table:table-cell>
          <table:table-cell table:style-name="Tableau8.E2" office:value-type="string">
            <text:p text:style-name="P61"/>
            <text:p text:style-name="P69">Adresse unqiue</text:p>
          </table:table-cell>
        </table:table-row>
      </table:table>
      <text:p text:style-name="P47"/>
      <text:p text:style-name="P47"><text:tab/><text:span text:style-name="T52">De ce fait on remarque une distribution de l’espace d’adressage selon laquelle la classe A possède 50 % l’espace et soit 25 % pour la classe B, 12,5 % classe C et 6,25 % pour D &amp; E. on peut en-déduire une mauvaise répartition de cette espace d’adress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21:54:03.476663555</meta:creation-date>
    <meta:editing-duration>PT13H54M14S</meta:editing-duration>
    <meta:editing-cycles>22</meta:editing-cycles>
    <meta:generator>LibreOffice/5.1.4.2$Linux_X86_64 LibreOffice_project/10m0$Build-2</meta:generator>
    <dc:date>2016-10-24T17:39:59.195830077</dc:date>
    <meta:document-statistic meta:table-count="8" meta:image-count="0" meta:object-count="6" meta:page-count="6" meta:paragraph-count="163" meta:word-count="1633" meta:character-count="9741" meta:non-whitespace-character-count="8198"/>
  </office:meta>
</office:document-meta>
</file>

<file path=Object 1/content.xml><?xml version="1.0" encoding="utf-8"?>
<math xmlns="http://www.w3.org/1998/Math/MathML" display="block">
  <semantics>
    <msup>
      <mn>2</mn>
      <mn>7</mn>
    </msup>
    <annotation encoding="StarMath 5.0">2^{7}</annotation>
  </semantics>
</math>
</file>

<file path=Object 2/content.xml><?xml version="1.0" encoding="utf-8"?>
<math xmlns="http://www.w3.org/1998/Math/MathML" display="block">
  <semantics>
    <msup>
      <mn>2</mn>
      <mn>24</mn>
    </msup>
    <annotation encoding="StarMath 5.0">2^{24
}</annotation>
  </semantics>
</math>
</file>

<file path=Object 3/content.xml><?xml version="1.0" encoding="utf-8"?>
<math xmlns="http://www.w3.org/1998/Math/MathML" display="block">
  <semantics>
    <msup>
      <mn>2</mn>
      <mn>14</mn>
    </msup>
    <annotation encoding="StarMath 5.0">2^{14}</annotation>
  </semantics>
</math>
</file>

<file path=Object 4/content.xml><?xml version="1.0" encoding="utf-8"?>
<math xmlns="http://www.w3.org/1998/Math/MathML" display="block">
  <semantics>
    <msup>
      <mn>2</mn>
      <mn>21</mn>
    </msup>
    <annotation encoding="StarMath 5.0">2^{21}</annotation>
  </semantics>
</math>
</file>

<file path=Object 5/content.xml><?xml version="1.0" encoding="utf-8"?>
<math xmlns="http://www.w3.org/1998/Math/MathML" display="block">
  <semantics>
    <msup>
      <mn>2</mn>
      <mn>16</mn>
    </msup>
    <annotation encoding="StarMath 5.0">2^{16}</annotation>
  </semantics>
</math>
</file>

<file path=Object 6/content.xml><?xml version="1.0" encoding="utf-8"?>
<math xmlns="http://www.w3.org/1998/Math/MathML" display="block">
  <semantics>
    <msup>
      <mn>2</mn>
      <mn>8</mn>
    </msup>
    <annotation encoding="StarMath 5.0">2^{8}</annotation>
  </semantics>
</math>
</file>